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Xisha_Islands">
            <text:p>Xisha_Islands</text:p>
          </table:table-cell>
          <table:table-cell office:value-type="string" office:value="U-Th">
            <text:p>U-Th</text:p>
          </table:table-cell>
          <table:table-cell office:value-type="string" office:value="Bh116s2c2-s2a">
            <text:p>Bh116s2c2-s2a</text:p>
          </table:table-cell>
          <table:table-cell office:value-type="float" office:value="16.525">
            <text:p>16.525</text:p>
          </table:table-cell>
          <table:table-cell office:value-type="float" office:value="111.768">
            <text:p>111.768</text:p>
          </table:table-cell>
          <table:table-cell office:value-type="float" office:value="26040.0">
            <text:p>26040.0</text:p>
          </table:table-cell>
          <table:table-cell office:value-type="float" office:value="900.0">
            <text:p>900.0</text:p>
          </table:table-cell>
          <table:table-cell office:value-type="string" office:value="speleothem fragments">
            <text:p>speleothem fragment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6.0">
            <text:p>-11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YuEtal2022">
            <text:p>YuEtal2022</text:p>
          </table:table-cell>
        </table:table-row>
        <table:table-row>
          <table:table-cell office:value-type="string" office:value="Xisha_Islands">
            <text:p>Xisha_Islands</text:p>
          </table:table-cell>
          <table:table-cell office:value-type="string" office:value="U-Th">
            <text:p>U-Th</text:p>
          </table:table-cell>
          <table:table-cell office:value-type="string" office:value="Bh116s2c1-s2a">
            <text:p>Bh116s2c1-s2a</text:p>
          </table:table-cell>
          <table:table-cell office:value-type="float" office:value="16.525">
            <text:p>16.525</text:p>
          </table:table-cell>
          <table:table-cell office:value-type="float" office:value="111.768">
            <text:p>111.768</text:p>
          </table:table-cell>
          <table:table-cell office:value-type="float" office:value="29160.0">
            <text:p>29160.0</text:p>
          </table:table-cell>
          <table:table-cell office:value-type="float" office:value="850.0">
            <text:p>850.0</text:p>
          </table:table-cell>
          <table:table-cell office:value-type="string" office:value="speleothem fragments">
            <text:p>speleothem fragment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6.0">
            <text:p>-11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YuEtal2022">
            <text:p>YuEtal2022</text:p>
          </table:table-cell>
        </table:table-row>
        <table:table-row>
          <table:table-cell office:value-type="string" office:value="Xisha_Islands">
            <text:p>Xisha_Islands</text:p>
          </table:table-cell>
          <table:table-cell office:value-type="string" office:value="calibrated_radiocarbon">
            <text:p>calibrated_radiocarbon</text:p>
          </table:table-cell>
          <table:table-cell office:value-type="string" office:value="Beta-511711">
            <text:p>Beta-511711</text:p>
          </table:table-cell>
          <table:table-cell office:value-type="float" office:value="16.525">
            <text:p>16.525</text:p>
          </table:table-cell>
          <table:table-cell office:value-type="float" office:value="111.768">
            <text:p>111.768</text:p>
          </table:table-cell>
          <table:table-cell office:value-type="float" office:value="18640.0">
            <text:p>18640.0</text:p>
          </table:table-cell>
          <table:table-cell office:value-type="float" office:value="600.0">
            <text:p>600.0</text:p>
          </table:table-cell>
          <table:table-cell office:value-type="string" office:value="speleothem fragments">
            <text:p>speleothem fragment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6.0">
            <text:p>-11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YuEtal2022">
            <text:p>Yu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